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iverside JavaScript User Group</text:p>
      <text:p text:style-name="Standard">12/3/2014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an Olson</meta:initial-creator>
    <meta:creation-date>2014-12-03T08:11:04.92</meta:creation-date>
    <dc:date>2014-12-03T08:17:00.85</dc:date>
    <dc:creator>Sean Olson</dc:creator>
    <meta:editing-duration>PT5M59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2" meta:word-count="5" meta:character-count="40"/>
  </office:meta>
</office:document-meta>
</file>